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r12" style:family="presentation" style:parent-style-name="Focus3-title">
      <style:graphic-properties fo:min-height="3.333cm"/>
    </style:style>
    <style:style style:name="pr13" style:family="presentation" style:parent-style-name="Focus3-outline1">
      <style:graphic-properties fo:min-height="12.12cm"/>
    </style:style>
    <style:style style:name="pr14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MY STAY IN AKIRACHIX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user-transformed="true">
          <draw:text-box>
            <text:p>ON ARRIVAL.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I never thought Id have such a refreshing feeling upon arrival in Akirachix campus,with me was my mom &amp; sis not forgetting the heavily loaded suitcase I had with 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Once I was assigned my dormitory room, I quickly but excitedly rushed to settle in. The first <text:s/>contact I had with my room mates was one to die for. We freely conversed like we knew each other befor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item>
                <text:p>Once classes started it got even more exciting. Resources such as wi-fi came in handy. In addition to that,a conducive Environment also existed. All the courses offered had their own taste &amp; flavor which made me even more curious to know and understand more about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 presentation:placeholder="true">
          <draw:text-box/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Contrary to what most of us were used to,delicious meals and delicacies is our new lifestyles. Meals are always on time <text:s/>. Something we have great appreciation for.</text:p>
                <text:p/>
              </text:list-item>
              <text:list-item>
                <text:p>Just like any other institution,Akirachix had rules and regulations which upon any of us failing to honor is greatly punished f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21:52:45.352063959</meta:creation-date>
    <meta:editing-duration>PT5M37S</meta:editing-duration>
    <meta:editing-cycles>2</meta:editing-cycles>
    <meta:generator>LibreOffice/6.0.7.3$Linux_X86_64 LibreOffice_project/00m0$Build-3</meta:generator>
    <dc:title>Focus</dc:title>
    <dc:date>2020-02-17T22:21:30.822741637</dc:date>
    <meta:document-statistic meta:object-count="77"/>
  </office:meta>
</office:document-meta>
</file>